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164f" officeooo:paragraph-rsid="001c164f"/>
    </style:style>
    <style:style style:name="T1" style:family="text">
      <style:text-properties officeooo:rsid="001c3a84"/>
    </style:style>
    <style:style style:name="T2" style:family="text">
      <style:text-properties officeooo:rsid="001e04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When an object is instantiated, fields and blocks of code are initialized first. Then the constructor is run.</text:p>
      <text:p text:style-name="Standard"/>
      <text:p text:style-name="Standard">- An array is a fixed-size area of memory on the heap that has space for primitives or pointers to objects.</text:p>
      <text:p text:style-name="Standard"/>
      <text:p text:style-name="Standard">- Java uses pass-by-value, which means that calls to methods create a copy of the parameters. Assigning new values to those parameters in the method doesn’t affect the caller’s variables.</text:p>
      <text:p text:style-name="Standard"/>
      <text:p text:style-name="Standard">- Overloaded methods are methods with the same name but a different parameter list. Java calls the most specific method it can find. Exact matches are preferred, followed by wider primitives. After that comes autoboxing and finally varargs.</text:p>
      <text:p text:style-name="Standard"/>
      <text:p text:style-name="Standard">- The order of initialization is the superclass; static variables and static initializers in the order they appear; instance variables and instance initializers in the order they appear; and finally the constructor.</text:p>
      <text:p text:style-name="P1">Note that static blocks initiated first in both classes and only then goes instance vars and constructors.</text:p>
      <text:p text:style-name="P1"/>
      <text:p text:style-name="P1">- <text:span text:style-name="T1">Only static method can be hidden with another static method with same signature.</text:span></text:p>
      <text:p text:style-name="P1"/>
      <text:p text:style-name="P1">- <text:span text:style-name="T1">V</text:span>irtual method is a method in which the specific implementation is not determined until runtime. In fact, all non-final, non-static, and non-private Java methods are considered virtual methods, since any of them can be overridden at runtime.</text:p>
      <text:p text:style-name="P1"/>
      <text:p text:style-name="P1">- A Java class that extends another class inherits all of its public and protected methods and variables. The first line of every constructor is a call to another constructor within the class using this() or a call to a constructor of the parent class using the super() call. If the parent class doesn’t contain a no-argument constructor, an explicit call to the parent constructor must be provided.</text:p>
      <text:p text:style-name="P1"/>
      <text:p text:style-name="P1">- The Java compiler allows methods to be overridden in subclasses if certain rules are followed: a method must have the same signature, be at least as accessible as the parent method, must not declare any new or broader exceptions, and must use covariant return types.</text:p>
      <text:p text:style-name="P1"/>
      <text:p text:style-name="P1">- Abstract classes and methods may not be marked as final or priv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20:57:41.867490797</meta:creation-date>
    <dc:date>2019-02-03T22:13:15.208131178</dc:date>
    <meta:editing-duration>PT4M1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336" meta:character-count="2027" meta:non-whitespace-character-count="1702"/>
  </office:meta>
</office:document-meta>
</file>